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C059023ADD96EA68A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856cm" style:rel-column-width="7281*"/>
    </style:style>
    <style:style style:name="Tableau1.I" style:family="table-column">
      <style:table-column-properties style:column-width="2.858cm" style:rel-column-width="728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6pt" officeooo:rsid="000ddae1" officeooo:paragraph-rsid="000ddae1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officeooo:rsid="000ddae1" officeooo:paragraph-rsid="000dda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table:number-columns-spanned="9" office:value-type="string">
            <text:p text:style-name="P2">Titre de la p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"><draw:frame draw:style-name="fr1" draw:name="Image1" text:anchor-type="paragraph" svg:width="2.6cm" svg:height="3.32cm" draw:z-index="8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" text:anchor-type="paragraph" svg:width="2.6cm" svg:height="3.32cm" draw:z-index="7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" text:anchor-type="paragraph" svg:width="2.6cm" svg:height="3.32cm" draw:z-index="6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4" text:anchor-type="paragraph" svg:width="2.6cm" svg:height="3.32cm" draw:z-index="5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5" text:anchor-type="paragraph" svg:width="2.6cm" svg:height="3.32cm" draw:z-index="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6" text:anchor-type="paragraph" svg:width="2.6cm" svg:height="3.32cm" draw:z-index="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9" text:anchor-type="paragraph" svg:width="2.6cm" svg:height="3.32cm" draw:z-index="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0" text:anchor-type="paragraph" svg:width="2.6cm" svg:height="3.32cm" draw:z-index="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21" text:anchor-type="paragraph" svg:width="2.6cm" svg:height="3.32cm" draw:z-index="0"><draw:image xlink:href="Pictures/1000000000000096000000C059023ADD96EA68A6.jpg" xlink:type="simple" xlink:show="embed" xlink:actuate="onLoad" loext:mime-type="image/jpeg"/></draw:frame><text:s/>Nom prénom</text:p>
          </table:table-cell>
        </table:table-row>
        <table:table-row>
          <table:table-cell table:style-name="Tableau1.A2" office:value-type="string">
            <text:p text:style-name="P1"><draw:frame draw:style-name="fr1" draw:name="Image7" text:anchor-type="paragraph" svg:width="2.6cm" svg:height="3.32cm" draw:z-index="9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8" text:anchor-type="paragraph" svg:width="2.6cm" svg:height="3.32cm" draw:z-index="10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9" text:anchor-type="paragraph" svg:width="2.6cm" svg:height="3.32cm" draw:z-index="1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0" text:anchor-type="paragraph" svg:width="2.6cm" svg:height="3.32cm" draw:z-index="1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1" text:anchor-type="paragraph" svg:width="2.6cm" svg:height="3.32cm" draw:z-index="1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2" text:anchor-type="paragraph" svg:width="2.6cm" svg:height="3.32cm" draw:z-index="1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3" text:anchor-type="paragraph" svg:width="2.6cm" svg:height="3.32cm" draw:z-index="15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4" text:anchor-type="paragraph" svg:width="2.6cm" svg:height="3.32cm" draw:z-index="16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15" text:anchor-type="paragraph" svg:width="2.6cm" svg:height="3.32cm" draw:z-index="17"><draw:image xlink:href="Pictures/1000000000000096000000C059023ADD96EA68A6.jpg" xlink:type="simple" xlink:show="embed" xlink:actuate="onLoad" loext:mime-type="image/jpeg"/></draw:frame><text:s/>Nom prénom</text:p>
          </table:table-cell>
        </table:table-row>
        <table:table-row>
          <table:table-cell table:style-name="Tableau1.A2" office:value-type="string">
            <text:p text:style-name="P1"><draw:frame draw:style-name="fr1" draw:name="Image16" text:anchor-type="paragraph" svg:width="2.6cm" svg:height="3.32cm" draw:z-index="18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7" text:anchor-type="paragraph" svg:width="2.6cm" svg:height="3.32cm" draw:z-index="19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8" text:anchor-type="paragraph" svg:width="2.6cm" svg:height="3.32cm" draw:z-index="20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2" text:anchor-type="paragraph" svg:width="2.6cm" svg:height="3.32cm" draw:z-index="2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3" text:anchor-type="paragraph" svg:width="2.6cm" svg:height="3.32cm" draw:z-index="2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4" text:anchor-type="paragraph" svg:width="2.6cm" svg:height="3.32cm" draw:z-index="2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5" text:anchor-type="paragraph" svg:width="2.6cm" svg:height="3.32cm" draw:z-index="2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6" text:anchor-type="paragraph" svg:width="2.6cm" svg:height="3.32cm" draw:z-index="25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27" text:anchor-type="paragraph" svg:width="2.6cm" svg:height="3.32cm" draw:z-index="26"><draw:image xlink:href="Pictures/1000000000000096000000C059023ADD96EA68A6.jpg" xlink:type="simple" xlink:show="embed" xlink:actuate="onLoad" loext:mime-type="image/jpeg"/></draw:frame><text:s/>Nom prénom</text:p>
          </table:table-cell>
        </table:table-row>
        <table:table-row>
          <table:table-cell table:style-name="Tableau1.A2" office:value-type="string">
            <text:p text:style-name="P1"><draw:frame draw:style-name="fr1" draw:name="Image28" text:anchor-type="paragraph" svg:width="2.6cm" svg:height="3.32cm" draw:z-index="27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9" text:anchor-type="paragraph" svg:width="2.6cm" svg:height="3.32cm" draw:z-index="28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0" text:anchor-type="paragraph" svg:width="2.6cm" svg:height="3.32cm" draw:z-index="29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1" text:anchor-type="paragraph" svg:width="2.6cm" svg:height="3.32cm" draw:z-index="30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2" text:anchor-type="paragraph" svg:width="2.6cm" svg:height="3.32cm" draw:z-index="3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3" text:anchor-type="paragraph" svg:width="2.6cm" svg:height="3.32cm" draw:z-index="3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4" text:anchor-type="paragraph" svg:width="2.6cm" svg:height="3.32cm" draw:z-index="3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5" text:anchor-type="paragraph" svg:width="2.6cm" svg:height="3.32cm" draw:z-index="3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36" text:anchor-type="paragraph" svg:width="2.6cm" svg:height="3.32cm" draw:z-index="35"><draw:image xlink:href="Pictures/1000000000000096000000C059023ADD96EA68A6.jpg" xlink:type="simple" xlink:show="embed" xlink:actuate="onLoad" loext:mime-type="image/jpeg"/></draw:frame><text:s/>Nom prénom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5:21:07.286076937</meta:creation-date>
    <dc:date>2018-06-19T18:07:49.567805506</dc:date>
    <meta:editing-duration>PT11M2S</meta:editing-duration>
    <meta:editing-cycles>3</meta:editing-cycles>
    <meta:generator>LibreOffice/6.0.5.1$Linux_X86_64 LibreOffice_project/00m0$Build-1</meta:generator>
    <meta:document-statistic meta:table-count="1" meta:image-count="36" meta:object-count="0" meta:page-count="1" meta:paragraph-count="38" meta:word-count="76" meta:character-count="413" meta:non-whitespace-character-count="337"/>
  </office:meta>
</office:document-meta>
</file>